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font-family-generic="swiss" style:name="DejaVu Sans" svg:font-family="'DejaVu Sans'"/>
    <style:font-face style:font-family-generic="swiss" style:name="Ubuntu" svg:font-family="Ubuntu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DejaVu Sans1" svg:font-family="'DejaVu Sans'"/>
    <style:font-face style:font-family-generic="swiss" style:font-pitch="variable" style:name="Times New Roman1" svg:font-family="'Times New Roman'"/>
    <style:font-face style:font-family-generic="system" style:font-pitch="variable" style:name="DejaVu Sans2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Lohit Hindi" svg:font-family="'Lohit Hindi'"/>
  </office:font-face-decls>
  <office:automatic-styles>
    <style:style style:family="paragraph" style:name="P1" style:parent-style-name="Standard">
      <style:paragraph-properties fo:text-align="center" style:justify-single-word="false"/>
    </style:style>
    <style:style style:family="paragraph" style:name="P2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family="text" style:name="T1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2">
      <style:text-properties fo:color="#000000" fo:country="FR" fo:font-size="10pt" fo:font-style="normal" fo:font-weight="normal" fo:language="fr" fo:letter-spacing="normal" fo:text-shadow="none" style:country-asian="CN" style:country-complex="IN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ext-input text:description="">self.Title()</text:text-input></text:span></text:p>
      <text:p text:style-name="P1"><text:span text:style-name="T1"/></text:p>
      <text:p text:style-name="Standard"><office:annotation><dc:creator>Vivian Antoine</dc:creator><dc:date>2015-09-11T09:00:37</dc:date><text:p><text:span text:style-name="T2">do text</text:span></text:p><text:p>from xhtml(view.print_history())</text:p></office:annotation>his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5-09-10T08:52:58</meta:creation-date>
    <dc:date>2015-11-27T09:45:34</dc:date>
    <dc:creator>Vivian Antoine</dc:creator>
    <meta:editing-duration>PT4H57M52S</meta:editing-duration>
    <meta:editing-cycles>22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18" meta:non-whitespace-character-count="18"/>
  </office:meta>
</office:document-meta>
</file>